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ospace"/>
    <style:font-face style:name="Nunito" svg:font-family="Nunito,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8.401cm" table:align="left"/>
    </style:style>
    <style:style style:name="Table1.A" style:family="table-column">
      <style:table-column-properties style:column-width="2.515cm"/>
    </style:style>
    <style:style style:name="Table1.B" style:family="table-column">
      <style:table-column-properties style:column-width="2.302cm"/>
    </style:style>
    <style:style style:name="Table1.C" style:family="table-column">
      <style:table-column-properties style:column-width="3.584cm"/>
    </style:style>
    <style:style style:name="Table1.A1" style:family="table-cell">
      <style:table-cell-properties style:vertical-align="middle" fo:padding="0.049cm" fo:border="none"/>
    </style:style>
    <style:style style:name="Table2" style:family="table">
      <style:table-properties style:width="8.401cm" table:align="left"/>
    </style:style>
    <style:style style:name="Table2.A" style:family="table-column">
      <style:table-column-properties style:column-width="2.515cm"/>
    </style:style>
    <style:style style:name="Table2.B" style:family="table-column">
      <style:table-column-properties style:column-width="2.302cm"/>
    </style:style>
    <style:style style:name="Table2.C" style:family="table-column">
      <style:table-column-properties style:column-width="3.584cm"/>
    </style:style>
    <style:style style:name="Table2.A1" style:family="table-cell">
      <style:table-cell-properties style:vertical-align="middle" fo:padding="0.049cm" fo:border="none"/>
    </style:style>
    <style:style style:name="Table3" style:family="table">
      <style:table-properties style:width="6.228cm" table:align="left"/>
    </style:style>
    <style:style style:name="Table3.A" style:family="table-column">
      <style:table-column-properties style:column-width="2.328cm"/>
    </style:style>
    <style:style style:name="Table3.B" style:family="table-column">
      <style:table-column-properties style:column-width="3.9cm"/>
    </style:style>
    <style:style style:name="Table3.A1" style:family="table-cell">
      <style:table-cell-properties style:vertical-align="middle" fo:padding="0.049cm" fo:border="none"/>
    </style:style>
    <style:style style:name="Table4" style:family="table">
      <style:table-properties style:width="16.999cm" table:align="left"/>
    </style:style>
    <style:style style:name="Table4.A" style:family="table-column">
      <style:table-column-properties style:column-width="3.126cm"/>
    </style:style>
    <style:style style:name="Table4.B" style:family="table-column">
      <style:table-column-properties style:column-width="6.509cm"/>
    </style:style>
    <style:style style:name="Table4.C" style:family="table-column">
      <style:table-column-properties style:column-width="7.364cm"/>
    </style:style>
    <style:style style:name="Table4.A1" style:family="table-cell">
      <style:table-cell-properties style:vertical-align="middle" fo:padding="0.049cm" fo:border="none"/>
    </style:style>
    <style:style style:name="Table5" style:family="table">
      <style:table-properties style:width="8.401cm" table:align="left"/>
    </style:style>
    <style:style style:name="Table5.A" style:family="table-column">
      <style:table-column-properties style:column-width="2.515cm"/>
    </style:style>
    <style:style style:name="Table5.B" style:family="table-column">
      <style:table-column-properties style:column-width="2.302cm"/>
    </style:style>
    <style:style style:name="Table5.C" style:family="table-column">
      <style:table-column-properties style:column-width="3.584cm"/>
    </style:style>
    <style:style style:name="Table5.A1" style:family="table-cell">
      <style:table-cell-properties style:vertical-align="middle" fo:padding="0.049cm" fo:border="none"/>
    </style:style>
    <style:style style:name="Table6" style:family="table">
      <style:table-properties style:width="8.2cm" table:align="left"/>
    </style:style>
    <style:style style:name="Table6.A" style:family="table-column">
      <style:table-column-properties style:column-width="2.515cm"/>
    </style:style>
    <style:style style:name="Table6.B" style:family="table-column">
      <style:table-column-properties style:column-width="2.101cm"/>
    </style:style>
    <style:style style:name="Table6.C" style:family="table-column">
      <style:table-column-properties style:column-width="3.584cm"/>
    </style:style>
    <style:style style:name="Table6.A1" style:family="table-cell">
      <style:table-cell-properties style:vertical-align="middle" fo:padding="0.049cm" fo:border="none"/>
    </style:style>
    <style:style style:name="Table7" style:family="table">
      <style:table-properties style:width="7.955cm" table:align="left"/>
    </style:style>
    <style:style style:name="Table7.A" style:family="table-column">
      <style:table-column-properties style:column-width="2.515cm"/>
    </style:style>
    <style:style style:name="Table7.B" style:family="table-column">
      <style:table-column-properties style:column-width="1.856cm"/>
    </style:style>
    <style:style style:name="Table7.C" style:family="table-column">
      <style:table-column-properties style:column-width="3.584cm"/>
    </style:style>
    <style:style style:name="Table7.A1" style:family="table-cell">
      <style:table-cell-properties style:vertical-align="middle" fo:padding="0.049cm" fo:border="none"/>
    </style:style>
    <style:style style:name="Table8" style:family="table">
      <style:table-properties style:width="8.934cm" table:align="left"/>
    </style:style>
    <style:style style:name="Table8.A" style:family="table-column">
      <style:table-column-properties style:column-width="2.515cm"/>
    </style:style>
    <style:style style:name="Table8.B" style:family="table-column">
      <style:table-column-properties style:column-width="2.835cm"/>
    </style:style>
    <style:style style:name="Table8.C" style:family="table-column">
      <style:table-column-properties style:column-width="3.584cm"/>
    </style:style>
    <style:style style:name="Table8.A1" style:family="table-cell">
      <style:table-cell-properties style:vertical-align="middle" fo:padding="0.049cm" fo:border="none"/>
    </style:style>
    <style:style style:name="Table9" style:family="table">
      <style:table-properties style:width="8.733cm" table:align="left"/>
    </style:style>
    <style:style style:name="Table9.A" style:family="table-column">
      <style:table-column-properties style:column-width="2.515cm"/>
    </style:style>
    <style:style style:name="Table9.B" style:family="table-column">
      <style:table-column-properties style:column-width="2.302cm"/>
    </style:style>
    <style:style style:name="Table9.C" style:family="table-column">
      <style:table-column-properties style:column-width="3.916cm"/>
    </style:style>
    <style:style style:name="Table9.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fo:orphans="2" fo:widows="2" fo:text-indent="0cm" style:auto-text-indent="false" fo:padding="0cm" fo:border="none" style:writing-mode="lr-tb"/>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writing-mode="lr-tb"/>
    </style:style>
    <style:style style:name="P3" style:family="paragraph" style:parent-style-name="Text_20_body" style:list-style-name="L1">
      <style:paragraph-properties fo:margin-left="0.635cm" fo:margin-right="0cm" fo:margin-top="0cm" fo:margin-bottom="0cm" fo:line-height="158%" fo:text-align="start" style:justify-single-word="false" fo:orphans="2" fo:widows="2" fo:text-indent="0cm" style:auto-text-indent="false" fo:padding="0cm" fo:border="none"/>
    </style:style>
    <style:style style:name="P4" style:family="paragraph" style:parent-style-name="Text_20_body" style:list-style-name="L2">
      <style:paragraph-properties fo:margin-left="0.635cm" fo:margin-right="0cm" fo:margin-top="0cm" fo:margin-bottom="0cm" fo:line-height="158%" fo:text-align="start" style:justify-single-word="false" fo:orphans="2" fo:widows="2" fo:text-indent="0cm" style:auto-text-indent="false" fo:padding="0cm" fo:border="none"/>
    </style:style>
    <style:style style:name="P5" style:family="paragraph" style:parent-style-name="Text_20_body" style:list-style-name="L3">
      <style:paragraph-properties fo:margin-left="0.635cm" fo:margin-right="0cm" fo:margin-top="0cm" fo:margin-bottom="0cm" fo:line-height="158%" fo:text-align="start" style:justify-single-word="false" fo:orphans="2" fo:widows="2" fo:text-indent="0cm" style:auto-text-indent="false" fo:padding="0cm" fo:border="none"/>
    </style:style>
    <style:style style:name="P6" style:family="paragraph" style:parent-style-name="Text_20_body" style:list-style-name="L4">
      <style:paragraph-properties fo:margin-left="0.635cm" fo:margin-right="0cm" fo:margin-top="0cm" fo:margin-bottom="0cm" fo:line-height="158%" fo:text-align="start" style:justify-single-word="false" fo:orphans="2" fo:widows="2" fo:text-indent="0cm" style:auto-text-indent="false" fo:padding="0cm" fo:border="none"/>
    </style:style>
    <style:style style:name="P7" style:family="paragraph" style:parent-style-name="Text_20_body" style:list-style-name="L1">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Nunito" fo:font-size="13.5pt" fo:letter-spacing="normal" fo:font-style="normal" fo:font-weight="normal"/>
    </style:style>
    <style:style style:name="P8" style:family="paragraph" style:parent-style-name="Text_20_body" style:list-style-name="L4">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Nunito" fo:font-size="13.5pt" fo:letter-spacing="normal" fo:font-style="normal" fo:font-weight="normal"/>
    </style:style>
    <style:style style:name="P9" style:family="paragraph" style:parent-style-name="Heading_20_4">
      <style:paragraph-properties fo:margin-left="0cm" fo:margin-right="0cm" fo:margin-top="0cm" fo:margin-bottom="0cm" fo:text-align="start" style:justify-single-word="false" fo:orphans="2" fo:widows="2" fo:text-indent="0cm" style:auto-text-indent="false" fo:padding="0cm" fo:border="none"/>
    </style:style>
    <style:style style:name="P10" style:family="paragraph" style:parent-style-name="Heading_20_4">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Nunito" fo:font-size="12pt" fo:letter-spacing="normal" fo:font-style="normal"/>
    </style:style>
    <style:style style:name="P11" style:family="paragraph" style:parent-style-name="Heading_20_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Nunito" fo:font-size="18pt" fo:letter-spacing="normal" fo:font-style="normal"/>
    </style:style>
    <style:style style:name="P12" style:family="paragraph" style:parent-style-name="Heading_20_2">
      <style:paragraph-properties fo:margin-left="0cm" fo:margin-right="0cm" fo:margin-top="0cm" fo:margin-bottom="0cm" fo:text-align="start" style:justify-single-word="false" fo:orphans="2" fo:widows="2" fo:text-indent="0cm" style:auto-text-indent="false" fo:padding="0cm" fo:border="none"/>
    </style:style>
    <style:style style:name="P13" style:family="paragraph" style:parent-style-name="Table_20_Heading">
      <style:paragraph-properties fo:margin-left="0cm" fo:margin-right="0cm" fo:margin-top="0cm" fo:margin-bottom="0cm" fo:text-align="center" style:justify-single-word="false" fo:text-indent="0cm" style:auto-text-indent="false" fo:padding="0cm" fo:border="none" style:writing-mode="lr-tb"/>
      <style:text-properties fo:font-size="13.5pt" fo:font-weight="bold"/>
    </style:style>
    <style:style style:name="P14" style:family="paragraph" style:parent-style-name="Table_20_Heading">
      <style:paragraph-properties fo:margin-left="0cm" fo:margin-right="0cm" fo:margin-top="0cm" fo:margin-bottom="0cm" fo:text-align="center" style:justify-single-word="false" fo:text-indent="0cm" style:auto-text-indent="false" fo:padding="0cm" fo:border="none"/>
    </style:style>
    <style:style style:name="P15" style:family="paragraph" style:parent-style-name="Table_20_Heading">
      <style:paragraph-properties fo:margin-left="0cm" fo:margin-right="0cm" fo:margin-top="0cm" fo:margin-bottom="0cm" fo:text-align="justify" style:justify-single-word="false" fo:text-indent="0cm" style:auto-text-indent="false" fo:padding="0cm" fo:border="none"/>
    </style:style>
    <style:style style:name="P16"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Nunito" fo:font-size="15pt" fo:letter-spacing="normal" fo:font-style="normal"/>
    </style:style>
    <style:style style:name="P17"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font-size="12.5pt" fo:font-weight="normal"/>
    </style:style>
    <style:style style:name="P19" style:family="paragraph" style:parent-style-name="Table_20_Contents">
      <style:paragraph-properties fo:margin-left="0cm" fo:margin-right="0cm" fo:margin-top="0cm" fo:margin-bottom="0cm" fo:text-align="justify" style:justify-single-word="false" fo:text-indent="0cm" style:auto-text-indent="false" fo:padding="0cm" fo:border="none"/>
      <style:text-properties fo:font-size="12.5pt" fo:font-weight="normal"/>
    </style:style>
    <style:style style:name="P20" style:family="paragraph" style:parent-style-name="Table_20_Contents">
      <style:paragraph-properties fo:margin-left="0cm" fo:margin-right="0cm" fo:margin-top="0cm" fo:margin-bottom="0cm" fo:text-align="center" style:justify-single-word="false" fo:text-indent="0cm" style:auto-text-indent="false" fo:padding="0cm" fo:border="none"/>
    </style:style>
    <style:style style:name="P21" style:family="paragraph" style:parent-style-name="Table_20_Contents">
      <style:paragraph-properties fo:margin-left="0cm" fo:margin-right="0cm" fo:margin-top="0cm" fo:margin-bottom="0cm" fo:text-align="center" style:justify-single-word="false" fo:text-indent="0cm" style:auto-text-indent="false" fo:padding="0cm" fo:border="none" style:writing-mode="lr-tb"/>
      <style:text-properties fo:font-size="12.5pt" fo:font-weight="normal"/>
    </style:style>
    <style:style style:name="P22" style:family="paragraph" style:parent-style-name="Preformatted_20_Text">
      <style:paragraph-properties fo:margin-left="0cm" fo:margin-right="0cm" fo:margin-top="0cm" fo:margin-bottom="0cm" fo:text-align="start" style:justify-single-word="false" fo:orphans="2" fo:widows="2" fo:text-indent="0cm" style:auto-text-indent="false" fo:background-color="#e0e0e0" fo:padding="0cm" fo:border="none">
        <style:background-image/>
      </style:paragraph-properties>
      <style:text-properties fo:font-variant="normal" fo:text-transform="none" style:font-name="Consolas" fo:font-size="12pt" fo:letter-spacing="normal" fo:font-style="normal" fo:font-weight="normal"/>
    </style:style>
    <style:style style:name="P23" style:family="paragraph" style:parent-style-name="Preformatted_20_Text">
      <style:paragraph-properties fo:margin-left="0cm" fo:margin-right="0cm" fo:margin-top="0cm" fo:margin-bottom="0cm" fo:text-align="start" style:justify-single-word="false" fo:orphans="2" fo:widows="2" fo:text-indent="0cm" style:auto-text-indent="false" fo:background-color="#e0e0e0" fo:padding="0cm" fo:border="none">
        <style:background-image/>
      </style:paragraph-properties>
      <style:text-properties fo:font-variant="normal" fo:text-transform="none" fo:letter-spacing="normal"/>
    </style:style>
    <style:style style:name="T1" style:family="text">
      <style:text-properties fo:font-size="13.5pt" fo:font-weight="bold"/>
    </style:style>
    <style:style style:name="T2" style:family="text">
      <style:text-properties fo:font-variant="normal" fo:text-transform="none" fo:color="#273239" style:font-name="Nunito" fo:font-size="13.5pt" fo:letter-spacing="normal" fo:font-style="normal" fo:font-weight="bold"/>
    </style:style>
    <style:style style:name="T3" style:family="text">
      <style:text-properties fo:font-variant="normal" fo:text-transform="none" fo:color="#273239" style:font-name="Nunito" fo:font-size="13.5pt" fo:letter-spacing="normal" fo:font-style="normal" fo:font-weight="normal"/>
    </style:style>
    <style:style style:name="T4" style:family="text">
      <style:text-properties fo:font-variant="normal" fo:text-transform="none" fo:color="#273239" style:font-name="Nunito" fo:font-size="13.5pt" fo:letter-spacing="normal" fo:font-style="normal" style:text-underline-style="solid" style:text-underline-width="auto" style:text-underline-color="font-color" fo:font-weight="bold"/>
    </style:style>
    <style:style style:name="T5" style:family="text">
      <style:text-properties fo:font-variant="normal" fo:text-transform="none" fo:color="#273239" style:font-name="Nunito" fo:font-size="13.5pt" fo:letter-spacing="normal" fo:font-style="normal" style:text-underline-style="solid" style:text-underline-width="auto" style:text-underline-color="font-color" fo:font-weight="normal"/>
    </style:style>
    <style:style style:name="T6" style:family="text">
      <style:text-properties fo:font-variant="normal" fo:text-transform="none" fo:color="#273239" style:font-name="Nunito" fo:font-size="12pt" fo:letter-spacing="normal" fo:font-style="normal" fo:font-weight="bold"/>
    </style:style>
    <style:style style:name="T7" style:family="text">
      <style:text-properties fo:font-variant="normal" fo:text-transform="none" fo:color="#273239" style:font-name="Nunito" fo:font-size="18pt" fo:letter-spacing="normal" fo:font-style="normal" fo:font-weight="bold"/>
    </style:style>
    <style:style style:name="T8" style:family="text">
      <style:text-properties fo:font-variant="normal" fo:text-transform="none" fo:color="#273239" style:font-name="Nunito" fo:font-size="10.5pt" fo:letter-spacing="normal" fo:font-style="normal" fo:font-weight="bold"/>
    </style:style>
    <style:style style:name="T9" style:family="text">
      <style:text-properties fo:font-variant="normal" fo:text-transform="none" fo:color="#273239" style:font-name="Nunito" fo:font-size="10.5pt" fo:letter-spacing="normal" fo:font-style="normal" fo:font-weight="normal"/>
    </style:style>
    <style:style style:name="T10" style:family="text">
      <style:text-properties fo:font-variant="normal" fo:text-transform="none" fo:color="#273239" style:font-name="Nunito" fo:font-size="10.5pt" fo:letter-spacing="normal" fo:font-style="normal" style:text-underline-style="solid" style:text-underline-width="auto" style:text-underline-color="font-color" fo:font-weight="bold"/>
    </style:style>
    <style:style style:name="T11" style:family="text">
      <style:text-properties fo:font-variant="normal" fo:text-transform="none" fo:color="#273239" style:font-name="Nunito" fo:font-size="15pt" fo:letter-spacing="normal" fo:font-style="normal" fo:font-weight="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2.5pt" fo:font-weight="normal" style:font-size-asian="12.5pt" style:font-weight-asian="normal" style:font-size-complex="12.5pt" style:font-weight-complex="normal"/>
    </style:style>
    <style:style style:name="T14" style:family="text">
      <style:text-properties fo:font-size="12.5pt" fo:font-weight="bold"/>
    </style:style>
    <style:style style:name="T15" style:family="text">
      <style:text-properties style:font-name="Consolas" fo:font-size="12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Indexes</text:span></text:span><text:span text:style-name="T3"> in SQL play a pivotal role in enhancing database performance by enabling efficient data retrieval without scanning the entire table. The two primary types of indexes </text:span><text:span text:style-name="Strong_20_Emphasis"><text:span text:style-name="T2">Clustered Index</text:span></text:span><text:span text:style-name="T3"> and </text:span><text:span text:style-name="Strong_20_Emphasis"><text:span text:style-name="T2">Non-Clustered Index </text:span></text:span><text:span text:style-name="T3">serve distinct purposes in optimizing query performance.</text:span></text:p>
      <text:p text:style-name="P1"><text:span text:style-name="T3">In this article, we will explain </text:span><text:span text:style-name="Strong_20_Emphasis"><text:span text:style-name="T2">Clustered and Non-Clustered Indexes </text:span></text:span><text:span text:style-name="T3">in detail, their creation, use cases, and examples to help us master the concepts.</text:span></text:p>
      <text:h text:style-name="P11" text:outline-level="2">What are Indexes in SQL?</text:h>
      <text:p text:style-name="P1"><text:a xlink:type="simple" xlink:href="https://www.geeksforgeeks.org/sql-indexes/" office:target-frame-name="_blank" xlink:show="new" text:style-name="Internet_20_link" text:visited-style-name="Visited_20_Internet_20_Link"><text:span text:style-name="Strong_20_Emphasis"><text:span text:style-name="T4">Indexing</text:span></text:span></text:a><text:span text:style-name="T3"> in SQL is similar to the index page in a book, they allow the database to quickly locate data without scanning the entire table. Without </text:span><text:span text:style-name="Strong_20_Emphasis"><text:span text:style-name="T2">indexing</text:span></text:span><text:span text:style-name="T3">, </text:span><text:a xlink:type="simple" xlink:href="https://www.geeksforgeeks.org/create-schema-in-sql-server/" office:target-frame-name="_blank" xlink:show="new" text:style-name="Internet_20_link" text:visited-style-name="Visited_20_Internet_20_Link"><text:span text:style-name="T4">SQL Server</text:span></text:a><text:span text:style-name="T3"> performs a </text:span><text:span text:style-name="Strong_20_Emphasis"><text:span text:style-name="T2">full table scan</text:span></text:span><text:span text:style-name="T3">, which can be time-consuming for</text:span><text:span text:style-name="Strong_20_Emphasis"><text:span text:style-name="T3"> </text:span></text:span><text:span text:style-name="Strong_20_Emphasis"><text:span text:style-name="T2">large datasets</text:span></text:span><text:span text:style-name="T3">. By creating indexes, SQL Server</text:span><text:span text:style-name="Strong_20_Emphasis"><text:span text:style-name="T3"> </text:span></text:span><text:span text:style-name="Strong_20_Emphasis"><text:span text:style-name="T2">optimizes query execution</text:span></text:span><text:span text:style-name="T3">, reducing retrieval time. In the same way, a table’s index allows us to locate the exact data without scanning the whole table.</text:span></text:p>
      <text:h text:style-name="P9" text:outline-level="4"><text:span text:style-name="Strong_20_Emphasis"><text:span text:style-name="T6">Key Benefits of Indexing</text:span></text:span></text:h>
      <text:list xml:id="list8509092788424472567" text:style-name="L1">
        <text:list-item text:start-value="1">
          <text:p text:style-name="P3"><text:span text:style-name="T3">Faster </text:span><text:span text:style-name="Strong_20_Emphasis"><text:span text:style-name="T2">SELECT</text:span></text:span><text:span text:style-name="T3"> queries.</text:span></text:p>
        </text:list-item>
        <text:list-item text:start-value="2">
          <text:p text:style-name="P3"><text:span text:style-name="T3">Efficient data access for </text:span><text:span text:style-name="Strong_20_Emphasis"><text:span text:style-name="T2">UPDATE</text:span></text:span><text:span text:style-name="T3">, </text:span><text:span text:style-name="Strong_20_Emphasis"><text:span text:style-name="T2">DELETE</text:span></text:span><text:span text:style-name="T3">, and </text:span><text:span text:style-name="Strong_20_Emphasis"><text:span text:style-name="T2">JOIN</text:span></text:span><text:span text:style-name="T3"> operations.</text:span></text:p>
        </text:list-item>
        <text:list-item text:start-value="3">
          <text:p text:style-name="P7">Minimizes disk I/O operations.</text:p>
        </text:list-item>
      </text:list>
      <text:h text:style-name="P11" text:outline-level="2">Types of Indexes in SQL</text:h>
      <text:list xml:id="list4366030414240683082" text:style-name="L2">
        <text:list-item text:start-value="1">
          <text:p text:style-name="P4"><text:span text:style-name="Strong_20_Emphasis"><text:span text:style-name="T2">Clustered index</text:span></text:span></text:p>
        </text:list-item>
        <text:list-item text:start-value="2">
          <text:p text:style-name="P4"><text:span text:style-name="Strong_20_Emphasis"><text:span text:style-name="T2">Non-clustered index</text:span></text:span></text:p>
        </text:list-item>
      </text:list>
      <text:h text:style-name="P12" text:outline-level="2"><text:span text:style-name="Strong_20_Emphasis"><text:span text:style-name="T7">Clustered Index</text:span></text:span></text:h>
      <text:p text:style-name="P1"><text:span text:style-name="T3">A </text:span><text:span text:style-name="Strong_20_Emphasis"><text:span text:style-name="T2">clustered index</text:span></text:span><text:span text:style-name="T3"> is the type of indexing that establishes a physical sorting order of rows. The data rows are stored directly in the order of the</text:span><text:span text:style-name="Strong_20_Emphasis"><text:span text:style-name="T3"> </text:span></text:span><text:span text:style-name="Strong_20_Emphasis"><text:span text:style-name="T2">indexed column</text:span></text:span><text:span text:style-name="T3">(s). Each table can have only </text:span><text:span text:style-name="Strong_20_Emphasis"><text:span text:style-name="T2">one clustered index</text:span></text:span><text:span text:style-name="T3"> because it dictates the data’s </text:span><text:span text:style-name="Strong_20_Emphasis"><text:span text:style-name="T2">physical storage</text:span></text:span><text:span text:style-name="T3">. A clustered index is like a </text:span><text:span text:style-name="Strong_20_Emphasis"><text:span text:style-name="T2">Dictionary </text:span></text:span><text:span text:style-name="T3">in which the sorting order is </text:span><text:span text:style-name="Strong_20_Emphasis"><text:span text:style-name="T2">alphabetical </text:span></text:span><text:span text:style-name="T3">and there is no separate index page. </text:span></text:p>
      <text:p text:style-name="P1"><text:span text:style-name="T3">Suppose we have a table </text:span><text:span text:style-name="Strong_20_Emphasis"><text:span text:style-name="T2">Student_info</text:span></text:span><text:span text:style-name="T3"> which contains </text:span><text:span text:style-name="Strong_20_Emphasis"><text:span text:style-name="T2">ROLL_NO</text:span></text:span><text:span text:style-name="T3"> as a </text:span><text:a xlink:type="simple" xlink:href="https://www.geeksforgeeks.org/primary-key-constraint-in-sql/" office:target-frame-name="_blank" xlink:show="new" text:style-name="Internet_20_link" text:visited-style-name="Visited_20_Internet_20_Link"><text:span text:style-name="T4">primary key</text:span></text:a><text:span text:style-name="T3">, then the clustered index which is self-created on that primary key will sort the </text:span><text:span text:style-name="Strong_20_Emphasis"><text:span text:style-name="T2">Student_info </text:span></text:span><text:span text:style-name="T3">table as per </text:span><text:span text:style-name="Strong_20_Emphasis"><text:span text:style-name="T2">ROLL_NO</text:span></text:span><text:span text:style-name="T3">.</text:span></text:p>
      <text:h text:style-name="P16" text:outline-level="3">Example: Creating a Clustered Index</text:h>
      <text:p text:style-name="P22">CREATE TABLE Student_info</text:p>
      <text:p text:style-name="P22">(</text:p>
      <text:p text:style-name="P22">ROLL_NO int(10) primary key,</text:p>
      <text:p text:style-name="P22">NAME varchar(20),</text:p>
      <text:p text:style-name="P22">DEPARTMENT varchar(20),</text:p>
      <text:p text:style-name="P22">);</text:p>
      <text:p text:style-name="P22">INSERT INTO Student_info values(1410110405, 'H Agarwal', 'CSE');</text:p>
      <text:p text:style-name="P22">INSERT INTO Student_info values(1410110404, 'S Samadder', 'CSE');</text:p>
      <text:p text:style-name="P22">INSERT INTO Student_info values(1410110403, 'MD Irfan', 'CSE'); </text:p>
      <text:p text:style-name="P22">SELECT * FROM Student_info;</text:p>
      <text:p text:style-name="P2"><text:span text:style-name="Strong_20_Emphasis"><text:span text:style-name="T2">Output</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ROLL_NO</text:p>
            </table:table-cell>
            <table:table-cell table:style-name="Table1.A1" office:value-type="string">
              <text:p text:style-name="P13">NAME</text:p>
            </table:table-cell>
            <table:table-cell table:style-name="Table1.A1" office:value-type="string">
              <text:p text:style-name="P13">DEPARTMENT</text:p>
            </table:table-cell>
          </table:table-row>
        </table:table-header-rows>
        <table:table-row>
          <table:table-cell table:style-name="Table1.A1" office:value-type="string">
            <text:p text:style-name="P18">1410110403</text:p>
          </table:table-cell>
          <table:table-cell table:style-name="Table1.A1" office:value-type="string">
            <text:p text:style-name="P21">MD Irfan</text:p>
          </table:table-cell>
          <table:table-cell table:style-name="Table1.A1" office:value-type="string">
            <text:p text:style-name="P21">CSE</text:p>
          </table:table-cell>
        </table:table-row>
        <text:soft-page-break/>
        <table:table-row>
          <table:table-cell table:style-name="Table1.A1" office:value-type="string">
            <text:p text:style-name="P18">1410110404</text:p>
          </table:table-cell>
          <table:table-cell table:style-name="Table1.A1" office:value-type="string">
            <text:p text:style-name="P21">S Samadder</text:p>
          </table:table-cell>
          <table:table-cell table:style-name="Table1.A1" office:value-type="string">
            <text:p text:style-name="P21">CSE</text:p>
          </table:table-cell>
        </table:table-row>
        <table:table-row>
          <table:table-cell table:style-name="Table1.A1" office:value-type="string">
            <text:p text:style-name="P18">1410110405</text:p>
          </table:table-cell>
          <table:table-cell table:style-name="Table1.A1" office:value-type="string">
            <text:p text:style-name="P21">H Agarwal</text:p>
          </table:table-cell>
          <table:table-cell table:style-name="Table1.A1" office:value-type="string">
            <text:p text:style-name="P21">CSE</text:p>
          </table:table-cell>
        </table:table-row>
      </table:table>
      <text:p text:style-name="P2"><text:span text:style-name="Strong_20_Emphasis"><text:span text:style-name="T2">Explanation:</text:span></text:span></text:p>
      <text:list xml:id="list2879165654171151001" text:style-name="L3">
        <text:list-item text:start-value="1">
          <text:p text:style-name="P5"><text:span text:style-name="T3">The </text:span><text:span text:style-name="Strong_20_Emphasis"><text:span text:style-name="T2">ROLL_NO</text:span></text:span><text:span text:style-name="T3"> column is the </text:span><text:a xlink:type="simple" xlink:href="https://www.geeksforgeeks.org/primary-key-constraint-in-sql/" office:target-frame-name="_blank" xlink:show="new" text:style-name="Internet_20_link" text:visited-style-name="Visited_20_Internet_20_Link"><text:span text:style-name="T4">primary key</text:span></text:a><text:span text:style-name="T3">, making it the </text:span><text:span text:style-name="Strong_20_Emphasis"><text:span text:style-name="T2">Clustered Index</text:span></text:span><text:span text:style-name="T3"> by default.</text:span></text:p>
        </text:list-item>
        <text:list-item text:start-value="2">
          <text:p text:style-name="P5"><text:span text:style-name="T3">Rows are stored in ascending order of </text:span><text:span text:style-name="Source_20_Text"><text:span text:style-name="Strong_20_Emphasis"><text:span text:style-name="T8">ROLL_NO</text:span></text:span></text:span><text:span text:style-name="T3">.</text:span></text:p>
        </text:list-item>
      </text:list>
      <text:h text:style-name="P17" text:outline-level="3"><text:span text:style-name="Strong_20_Emphasis"><text:span text:style-name="T11">Dropping and Creating a Custom Clustered Index</text:span></text:span></text:h>
      <text:p text:style-name="P2"><text:span text:style-name="T3">If we want to create a </text:span><text:span text:style-name="Strong_20_Emphasis"><text:span text:style-name="T2">Clustered index </text:span></text:span><text:span text:style-name="T3">on another column, first we have to remove the primary key, and then we can remove the previous index. Note that defining a column as a </text:span><text:a xlink:type="simple" xlink:href="https://www.geeksforgeeks.org/primary-key-in-dbms/" text:style-name="Internet_20_link" text:visited-style-name="Visited_20_Internet_20_Link"><text:span text:style-name="T4">primary key</text:span></text:a><text:span text:style-name="T3"> makes that column the </text:span><text:span text:style-name="Strong_20_Emphasis"><text:span text:style-name="T2">Clustered Index </text:span></text:span><text:span text:style-name="T3">of that table.</text:span></text:p>
      <text:h text:style-name="P10" text:outline-level="4">To create a clustered index on a different column:</text:h>
      <text:list xml:id="list7461346578716479317" text:style-name="L4">
        <text:list-item text:start-value="1">
          <text:p text:style-name="P8">Remove the existing primary key (if any).</text:p>
        </text:list-item>
        <text:list-item text:start-value="2">
          <text:p text:style-name="P6"><text:span text:style-name="T3">Drop the previous clustered index</text:span><text:span text:style-name="Strong_20_Emphasis"><text:span text:style-name="T2">. </text:span></text:span></text:p>
        </text:list-item>
      </text:list>
      <text:p text:style-name="P2"><text:span text:style-name="Strong_20_Emphasis"><text:span text:style-name="T2">Syntax</text:span></text:span></text:p>
      <text:p text:style-name="P22">DROP INDEX table_name.index_name;</text:p>
      <text:p text:style-name="P22">CREATE CLUSTERED INDEX IX_table_name_column_name</text:p>
      <text:p text:style-name="P22">ON table_name (column_name ASC);</text:p>
      <text:p text:style-name="P2"><text:span text:style-name="Strong_20_Emphasis"><text:span text:style-name="T2">Example</text:span></text:span></text:p>
      <text:p text:style-name="P22">CREATE CLUSTERED INDEX IX_Student_info_NAME</text:p>
      <text:p text:style-name="P22">ON Student_info (NAME ASC);</text:p>
      <text:h text:style-name="P12" text:outline-level="2"><text:span text:style-name="Strong_20_Emphasis"><text:span text:style-name="T7">Non-Clustered Index</text:span></text:span></text:h>
      <text:p text:style-name="P1"><text:span text:style-name="Strong_20_Emphasis"><text:span text:style-name="T2">Non-Clustered index</text:span></text:span><text:span text:style-name="T3"> is an index structure separate from the data stored in a table that reorders one or more selected columns. The </text:span><text:span text:style-name="Strong_20_Emphasis"><text:span text:style-name="T2">non-clustered index</text:span></text:span><text:span text:style-name="T3"> is created to improve the performance of </text:span><text:span text:style-name="Strong_20_Emphasis"><text:span text:style-name="T2">frequently used queries</text:span></text:span><text:span text:style-name="T3"> not covered by a </text:span><text:span text:style-name="Strong_20_Emphasis"><text:span text:style-name="T2">clustered index</text:span></text:span><text:span text:style-name="T3">. It’s like a textbook, the</text:span><text:span text:style-name="Strong_20_Emphasis"><text:span text:style-name="T3"> </text:span></text:span><text:span text:style-name="Strong_20_Emphasis"><text:span text:style-name="T2">index page</text:span></text:span><text:span text:style-name="T3"> is created separately at the beginning of that book.</text:span></text:p>
      <text:h text:style-name="P16" text:outline-level="3">Example: Creating a Non-Clustered Index</text:h>
      <text:p text:style-name="P2"><text:span text:style-name="T3">We start by creating the </text:span><text:span text:style-name="Source_20_Text"><text:span text:style-name="Strong_20_Emphasis"><text:span text:style-name="T8">Student_info</text:span></text:span></text:span><text:span text:style-name="Strong_20_Emphasis"><text:span text:style-name="T3"> </text:span></text:span><text:span text:style-name="T3">table and inserting some sample data.</text:span></text:p>
      <text:p text:style-name="P22">CREATE TABLE Student_info</text:p>
      <text:p text:style-name="P22">(</text:p>
      <text:p text:style-name="P22">ROLL_NO int(10),</text:p>
      <text:p text:style-name="P22">NAME varchar(20),</text:p>
      <text:p text:style-name="P22">DEPARTMENT varchar(20),</text:p>
      <text:p text:style-name="P22">);</text:p>
      <text:p text:style-name="P22">INSERT INTO Student_info values(1410110405, 'H Agarwal', 'CSE');</text:p>
      <text:p text:style-name="P22">INSERT INTO Student_info values(1410110404, 'S Samadder', 'CSE');</text:p>
      <text:p text:style-name="P22">INSERT INTO Student_info values(1410110403, 'MD Irfan', 'CSE');</text:p>
      <text:p text:style-name="P22">SELECT * FROM Student_info;</text:p>
      <text:p text:style-name="P2"><text:span text:style-name="Strong_20_Emphasis"><text:span text:style-name="T2">Output</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ROLL_NO</text:p>
            </table:table-cell>
            <table:table-cell table:style-name="Table2.A1" office:value-type="string">
              <text:p text:style-name="P13">NAME</text:p>
            </table:table-cell>
            <table:table-cell table:style-name="Table2.A1" office:value-type="string">
              <text:p text:style-name="P13">DEPARTMENT</text:p>
            </table:table-cell>
          </table:table-row>
        </table:table-header-rows>
        <table:table-row>
          <table:table-cell table:style-name="Table2.A1" office:value-type="string">
            <text:p text:style-name="P18">1410110405</text:p>
          </table:table-cell>
          <table:table-cell table:style-name="Table2.A1" office:value-type="string">
            <text:p text:style-name="P21">H Agarwal</text:p>
          </table:table-cell>
          <table:table-cell table:style-name="Table2.A1" office:value-type="string">
            <text:p text:style-name="P21">CSE</text:p>
          </table:table-cell>
        </table:table-row>
        <table:table-row>
          <table:table-cell table:style-name="Table2.A1" office:value-type="string">
            <text:p text:style-name="P18">1410110404</text:p>
          </table:table-cell>
          <table:table-cell table:style-name="Table2.A1" office:value-type="string">
            <text:p text:style-name="P21">S Samadder</text:p>
          </table:table-cell>
          <table:table-cell table:style-name="Table2.A1" office:value-type="string">
            <text:p text:style-name="P21">CSE</text:p>
          </table:table-cell>
        </table:table-row>
        <text:soft-page-break/>
        <table:table-row>
          <table:table-cell table:style-name="Table2.A1" office:value-type="string">
            <text:p text:style-name="P18">1410110403</text:p>
          </table:table-cell>
          <table:table-cell table:style-name="Table2.A1" office:value-type="string">
            <text:p text:style-name="P21">MD Irfan</text:p>
          </table:table-cell>
          <table:table-cell table:style-name="Table2.A1" office:value-type="string">
            <text:p text:style-name="P21">CSE</text:p>
          </table:table-cell>
        </table:table-row>
      </table:table>
      <text:p text:style-name="P2"><text:span text:style-name="Strong_20_Emphasis"><text:span text:style-name="T2">Syntax</text:span></text:span></text:p>
      <text:p text:style-name="P22">create NonClustered index IX_table_name_column_name on table_name (column_name ASC) </text:p>
      <text:p text:style-name="P1"><text:span text:style-name="T3">We will create a </text:span><text:span text:style-name="Strong_20_Emphasis"><text:span text:style-name="T2">Non-Clustered Index</text:span></text:span><text:span text:style-name="T3"> on the </text:span><text:span text:style-name="Source_20_Text"><text:span text:style-name="T9">NAME</text:span></text:span><text:span text:style-name="T3"> column to improve query performance when searching by name. Here is the SQL Query for the same</text:span></text:p>
      <text:p text:style-name="P2"><text:span text:style-name="Strong_20_Emphasis"><text:span text:style-name="T2">Query:</text:span></text:span></text:p>
      <text:p text:style-name="P23"><text:s/><text:span text:style-name="T15">create NonClustered index IX_Student_info_NAME on Student_info (NAME ASC)</text:span></text:p>
      <text:p text:style-name="P2"><text:span text:style-name="Strong_20_Emphasis"><text:span text:style-name="T2">Output</text:span></text:span></text:p>
      <table:table table:name="Table3" table:style-name="Table3">
        <table:table-column table:style-name="Table3.A"/>
        <table:table-column table:style-name="Table3.B"/>
        <table:table-header-rows>
          <table:table-row>
            <table:table-cell table:style-name="Table3.A1" office:value-type="string">
              <text:p text:style-name="P13">NAME</text:p>
            </table:table-cell>
            <table:table-cell table:style-name="Table3.A1" office:value-type="string">
              <text:p text:style-name="P13">ROW_ADDRESS</text:p>
            </table:table-cell>
          </table:table-row>
        </table:table-header-rows>
        <table:table-row>
          <table:table-cell table:style-name="Table3.A1" office:value-type="string">
            <text:p text:style-name="P21">H Agarwal</text:p>
          </table:table-cell>
          <table:table-cell table:style-name="Table3.A1" office:value-type="string">
            <text:p text:style-name="P18">1</text:p>
          </table:table-cell>
        </table:table-row>
        <table:table-row>
          <table:table-cell table:style-name="Table3.A1" office:value-type="string">
            <text:p text:style-name="P21">MD Irfan</text:p>
          </table:table-cell>
          <table:table-cell table:style-name="Table3.A1" office:value-type="string">
            <text:p text:style-name="P18">3</text:p>
          </table:table-cell>
        </table:table-row>
        <table:table-row>
          <table:table-cell table:style-name="Table3.A1" office:value-type="string">
            <text:p text:style-name="P21">S Samadder</text:p>
          </table:table-cell>
          <table:table-cell table:style-name="Table3.A1" office:value-type="string">
            <text:p text:style-name="P18">2</text:p>
          </table:table-cell>
        </table:table-row>
      </table:table>
      <text:h text:style-name="P12" text:outline-level="2"><text:span text:style-name="Strong_20_Emphasis"><text:span text:style-name="T7">Differences between Clustered and Non-clustered Index</text:span></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text:span text:style-name="Strong_20_Emphasis"><text:span text:style-name="T1">Aspect</text:span></text:span></text:p>
            </table:table-cell>
            <table:table-cell table:style-name="Table4.A1" office:value-type="string">
              <text:p text:style-name="P14"><text:span text:style-name="Strong_20_Emphasis"><text:span text:style-name="T1">Clustered Index</text:span></text:span></text:p>
            </table:table-cell>
            <table:table-cell table:style-name="Table4.A1" office:value-type="string">
              <text:p text:style-name="P14"><text:span text:style-name="Strong_20_Emphasis"><text:span text:style-name="T1">Non-Clustered Index</text:span></text:span></text:p>
            </table:table-cell>
          </table:table-row>
        </table:table-header-rows>
        <table:table-row>
          <table:table-cell table:style-name="Table4.A1" office:value-type="string">
            <text:p text:style-name="P20"><text:span text:style-name="Strong_20_Emphasis"><text:span text:style-name="T14">Data Storage Order</text:span></text:span></text:p>
          </table:table-cell>
          <table:table-cell table:style-name="Table4.A1" office:value-type="string">
            <text:p text:style-name="P18">Determines the physical order of data in the table.</text:p>
          </table:table-cell>
          <table:table-cell table:style-name="Table4.A1" office:value-type="string">
            <text:p text:style-name="P18">Does not affect the physical order of data.</text:p>
          </table:table-cell>
        </table:table-row>
        <table:table-row>
          <table:table-cell table:style-name="Table4.A1" office:value-type="string">
            <text:p text:style-name="P20"><text:span text:style-name="Strong_20_Emphasis"><text:span text:style-name="T14">Number of Indexes</text:span></text:span></text:p>
          </table:table-cell>
          <table:table-cell table:style-name="Table4.A1" office:value-type="string">
            <text:p text:style-name="P18">Only one per table.</text:p>
          </table:table-cell>
          <table:table-cell table:style-name="Table4.A1" office:value-type="string">
            <text:p text:style-name="P18">Multiple indexes can be created on a table.</text:p>
          </table:table-cell>
        </table:table-row>
        <table:table-row>
          <table:table-cell table:style-name="Table4.A1" office:value-type="string">
            <text:p text:style-name="P20"><text:span text:style-name="Strong_20_Emphasis"><text:span text:style-name="T14">Index Structure</text:span></text:span></text:p>
          </table:table-cell>
          <table:table-cell table:style-name="Table4.A1" office:value-type="string">
            <text:p text:style-name="P18">The index is the table; data rows are stored in the index order.</text:p>
          </table:table-cell>
          <table:table-cell table:style-name="Table4.A1" office:value-type="string">
            <text:p text:style-name="P18">The index is a separate structure with pointers to data rows.</text:p>
          </table:table-cell>
        </table:table-row>
        <table:table-row>
          <table:table-cell table:style-name="Table4.A1" office:value-type="string">
            <text:p text:style-name="P20"><text:span text:style-name="Strong_20_Emphasis"><text:span text:style-name="T14">Performance</text:span></text:span></text:p>
          </table:table-cell>
          <table:table-cell table:style-name="Table4.A1" office:value-type="string">
            <text:p text:style-name="P18">Optimized for range queries and ordered data retrieval.</text:p>
          </table:table-cell>
          <table:table-cell table:style-name="Table4.A1" office:value-type="string">
            <text:p text:style-name="P18">Useful for quick lookups and searches on non-primary key columns.</text:p>
          </table:table-cell>
        </table:table-row>
        <table:table-row>
          <table:table-cell table:style-name="Table4.A1" office:value-type="string">
            <text:p text:style-name="P20"><text:span text:style-name="Strong_20_Emphasis"><text:span text:style-name="T14">Primary Key Default</text:span></text:span></text:p>
          </table:table-cell>
          <table:table-cell table:style-name="Table4.A1" office:value-type="string">
            <text:p text:style-name="P18">If no clustered index is specified, the primary key usually becomes the clustered index.</text:p>
          </table:table-cell>
          <table:table-cell table:style-name="Table4.A1" office:value-type="string">
            <text:p text:style-name="P18">Can be created on any column, not necessarily a primary key.</text:p>
          </table:table-cell>
        </table:table-row>
        <table:table-row>
          <table:table-cell table:style-name="Table4.A1" office:value-type="string">
            <text:p text:style-name="P20"><text:span text:style-name="Strong_20_Emphasis"><text:span text:style-name="T14">Flexibility</text:span></text:span></text:p>
          </table:table-cell>
          <table:table-cell table:style-name="Table4.A1" office:value-type="string">
            <text:p text:style-name="P18">Less flexible due to the single ordering constraint.</text:p>
          </table:table-cell>
          <table:table-cell table:style-name="Table4.A1" office:value-type="string">
            <text:p text:style-name="P18">More flexible as multiple non-clustered indexes can be created.</text:p>
          </table:table-cell>
        </table:table-row>
        <table:table-row>
          <table:table-cell table:style-name="Table4.A1" office:value-type="string">
            <text:p text:style-name="P20"><text:span text:style-name="Strong_20_Emphasis"><text:span text:style-name="T14">Use Case</text:span></text:span></text:p>
          </table:table-cell>
          <table:table-cell table:style-name="Table4.A1" office:value-type="string">
            <text:p text:style-name="P18">Ideal for tables where data is frequently retrieved in a sorted order or requires range queries.</text:p>
          </table:table-cell>
          <table:table-cell table:style-name="Table4.A1" office:value-type="string">
            <text:p text:style-name="P18">Ideal for optimizing search queries on columns that are not the primary key or clustered index.</text:p>
          </table:table-cell>
        </table:table-row>
      </table:table>
      <text:h text:style-name="P11" text:outline-level="2">Optimizing Queries with Clustered and Non-Clustered Indexes</text:h>
      <text:p text:style-name="P1"><text:span text:style-name="T3">Below are detailed examples of </text:span><text:a xlink:type="simple" xlink:href="https://www.geeksforgeeks.org/sql-concepts-and-queries/" office:target-frame-name="_blank" xlink:show="new" text:style-name="Internet_20_link" text:visited-style-name="Visited_20_Internet_20_Link"><text:span text:style-name="T4">SQL queries</text:span></text:a><text:span text:style-name="T3"> and the advantages of using </text:span><text:span text:style-name="Strong_20_Emphasis"><text:span text:style-name="T2">Clustered Indexes</text:span></text:span><text:span text:style-name="T3"> and </text:span><text:span text:style-name="Strong_20_Emphasis"><text:span text:style-name="T2">Non-Clustered Indexes</text:span></text:span><text:span text:style-name="T3">, along with practical scenarios to illustrate their impact on </text:span><text:span text:style-name="Strong_20_Emphasis"><text:span text:style-name="T2">query performance</text:span></text:span><text:span text:style-name="T3">.</text:span></text:p>
      <text:h text:style-name="P17" text:outline-level="3"><text:span text:style-name="Strong_20_Emphasis"><text:span text:style-name="T11">1. SELECT Queries with WHERE Clause</text:span></text:span></text:h>
      <text:h text:style-name="P9" text:outline-level="4"><text:span text:style-name="Strong_20_Emphasis"><text:span text:style-name="T6">Clustered Index</text:span></text:span></text:h>
      <text:p text:style-name="P1"><text:span text:style-name="T3">When executing a </text:span><text:span text:style-name="Source_20_Text"><text:span text:style-name="T9">SELECT</text:span></text:span><text:span text:style-name="T3"> query with a </text:span><text:a xlink:type="simple" xlink:href="https://www.geeksforgeeks.org/sql-where-clause/" office:target-frame-name="_blank" xlink:show="new" text:style-name="Internet_20_link" text:visited-style-name="Visited_20_Internet_20_Link"><text:span text:style-name="Source_20_Text"><text:span text:style-name="T10">WHERE</text:span></text:span></text:a><text:a xlink:type="simple" xlink:href="https://www.geeksforgeeks.org/sql-where-clause/" office:target-frame-name="_blank" xlink:show="new" text:style-name="Internet_20_link" text:visited-style-name="Visited_20_Internet_20_Link"><text:span text:style-name="T4"> </text:span></text:a><text:span text:style-name="T3">clause on a table with a </text:span><text:span text:style-name="Strong_20_Emphasis"><text:span text:style-name="T2">Clustered Index</text:span></text:span><text:span text:style-name="T3">, the database engine uses the index to directly locate rows matching the condition, minimizing disk I/O.</text:span></text:p>
      <text:p text:style-name="P2"><text:span text:style-name="Strong_20_Emphasis"><text:span text:style-name="T2">Example</text:span></text:span></text:p>
      <text:p text:style-name="P22">-- Create a table with a clustered index on ROLL_NO</text:p>
      <text:p text:style-name="P22"><text:soft-page-break/>CREATE TABLE Student_info (</text:p>
      <text:p text:style-name="P23"><text:s text:c="4"/><text:span text:style-name="T15">ROLL_NO INT PRIMARY KEY,</text:span></text:p>
      <text:p text:style-name="P23"><text:s text:c="4"/><text:span text:style-name="T15">NAME VARCHAR(20),</text:span></text:p>
      <text:p text:style-name="P23"><text:s text:c="4"/><text:span text:style-name="T15">DEPARTMENT VARCHAR(20)</text:span></text:p>
      <text:p text:style-name="P22">);</text:p>
      <text:p text:style-name="P22">INSERT INTO Student_info VALUES</text:p>
      <text:p text:style-name="P22">(1410110405, 'H Agarwal', 'CSE'),</text:p>
      <text:p text:style-name="P22">(1410110404, 'S Samadder', 'CSE'),</text:p>
      <text:p text:style-name="P22">(1410110403, 'MD Irfan', 'CSE');</text:p>
      <text:p text:style-name="P22">-- Query using the clustered index</text:p>
      <text:p text:style-name="P22">SELECT * </text:p>
      <text:p text:style-name="P22">FROM Student_info</text:p>
      <text:p text:style-name="P22">WHERE ROLL_NO = 1410110404;</text:p>
      <text:p text:style-name="P2"><text:span text:style-name="Strong_20_Emphasis"><text:span text:style-name="T2">Output</text:span></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text:span text:style-name="Strong_20_Emphasis"><text:span text:style-name="T1">ROLL_NO</text:span></text:span></text:p>
            </table:table-cell>
            <table:table-cell table:style-name="Table5.A1" office:value-type="string">
              <text:p text:style-name="P14"><text:span text:style-name="Strong_20_Emphasis"><text:span text:style-name="T1">NAME</text:span></text:span></text:p>
            </table:table-cell>
            <table:table-cell table:style-name="Table5.A1" office:value-type="string">
              <text:p text:style-name="P14"><text:span text:style-name="Strong_20_Emphasis"><text:span text:style-name="T1">DEPARTMENT</text:span></text:span></text:p>
            </table:table-cell>
          </table:table-row>
        </table:table-header-rows>
        <table:table-row>
          <table:table-cell table:style-name="Table5.A1" office:value-type="string">
            <text:p text:style-name="P18">1410110404</text:p>
          </table:table-cell>
          <table:table-cell table:style-name="Table5.A1" office:value-type="string">
            <text:p text:style-name="P18">S Samadder</text:p>
          </table:table-cell>
          <table:table-cell table:style-name="Table5.A1" office:value-type="string">
            <text:p text:style-name="P18">CSE</text:p>
          </table:table-cell>
        </table:table-row>
      </table:table>
      <text:p text:style-name="P1"><text:span text:style-name="Strong_20_Emphasis"><text:span text:style-name="T2">Non-Clustered Index</text:span></text:span></text:p>
      <text:p text:style-name="P1"><text:span text:style-name="T3">If a </text:span><text:span text:style-name="Strong_20_Emphasis"><text:span text:style-name="T2">Non-Clustered Index</text:span></text:span><text:span text:style-name="T3"> is created on the </text:span><text:span text:style-name="Source_20_Text"><text:span text:style-name="T9">NAME</text:span></text:span><text:span text:style-name="T3"> column, the query optimizer uses the index to locate matching rows efficiently.</text:span></text:p>
      <text:p text:style-name="P1"><text:span text:style-name="Strong_20_Emphasis"><text:span text:style-name="T2">Example</text:span></text:span></text:p>
      <text:p text:style-name="P22">-- Create a non-clustered index on NAME</text:p>
      <text:p text:style-name="P22">CREATE NONCLUSTERED INDEX IX_Student_info_NAME</text:p>
      <text:p text:style-name="P22">ON Student_info (NAME ASC);</text:p>
      <text:p text:style-name="P22">-- Query using the non-clustered index</text:p>
      <text:p text:style-name="P22">SELECT * </text:p>
      <text:p text:style-name="P22">FROM Student_info</text:p>
      <text:p text:style-name="P22">WHERE NAME = 'H Agarwal';</text:p>
      <text:p text:style-name="P2"><text:span text:style-name="Strong_20_Emphasis"><text:span text:style-name="T2">Output</text:span></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text:span text:style-name="Strong_20_Emphasis"><text:span text:style-name="T1">ROLL_NO</text:span></text:span></text:p>
            </table:table-cell>
            <table:table-cell table:style-name="Table6.A1" office:value-type="string">
              <text:p text:style-name="P14"><text:span text:style-name="Strong_20_Emphasis"><text:span text:style-name="T1">NAME</text:span></text:span></text:p>
            </table:table-cell>
            <table:table-cell table:style-name="Table6.A1" office:value-type="string">
              <text:p text:style-name="P14"><text:span text:style-name="Strong_20_Emphasis"><text:span text:style-name="T1">DEPARTMENT</text:span></text:span></text:p>
            </table:table-cell>
          </table:table-row>
        </table:table-header-rows>
        <table:table-row>
          <table:table-cell table:style-name="Table6.A1" office:value-type="string">
            <text:p text:style-name="P18">1410110405</text:p>
          </table:table-cell>
          <table:table-cell table:style-name="Table6.A1" office:value-type="string">
            <text:p text:style-name="P18">H Agarwal</text:p>
          </table:table-cell>
          <table:table-cell table:style-name="Table6.A1" office:value-type="string">
            <text:p text:style-name="P18">CSE</text:p>
          </table:table-cell>
        </table:table-row>
      </table:table>
      <text:h text:style-name="P17" text:outline-level="3"><text:span text:style-name="Strong_20_Emphasis"><text:span text:style-name="T11">2. UPDATE Queries</text:span></text:span></text:h>
      <text:p text:style-name="P1"><text:span text:style-name="Strong_20_Emphasis"><text:span text:style-name="T2">Clustered Index</text:span></text:span></text:p>
      <text:p text:style-name="P1"><text:span text:style-name="T3">When updating a row in a table with a </text:span><text:span text:style-name="Strong_20_Emphasis"><text:span text:style-name="T2">Clustered Index</text:span></text:span><text:span text:style-name="T3">, the database can quickly locate the row to modify based on the indexed column.</text:span></text:p>
      <text:p text:style-name="P1"><text:span text:style-name="Strong_20_Emphasis"><text:span text:style-name="T2">Example:</text:span></text:span></text:p>
      <text:p text:style-name="P23"><text:s/><text:span text:style-name="T15">-- Update the DEPARTMENT of a specific ROLL_NO</text:span></text:p>
      <text:p text:style-name="P22">UPDATE Student_info</text:p>
      <text:p text:style-name="P22">SET DEPARTMENT = 'ECE'</text:p>
      <text:p text:style-name="P22">WHERE ROLL_NO = 1410110403;</text:p>
      <text:p text:style-name="P1"><text:span text:style-name="Strong_20_Emphasis"><text:span text:style-name="T2">Output</text:span></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text:span text:style-name="Strong_20_Emphasis"><text:span text:style-name="T1">ROLL_NO</text:span></text:span></text:p>
            </table:table-cell>
            <table:table-cell table:style-name="Table7.A1" office:value-type="string">
              <text:p text:style-name="P15"><text:span text:style-name="Strong_20_Emphasis"><text:span text:style-name="T1">NAME</text:span></text:span></text:p>
            </table:table-cell>
            <table:table-cell table:style-name="Table7.A1" office:value-type="string">
              <text:p text:style-name="P15"><text:span text:style-name="Strong_20_Emphasis"><text:span text:style-name="T1">DEPARTMENT</text:span></text:span></text:p>
            </table:table-cell>
          </table:table-row>
        </table:table-header-rows>
        <table:table-row>
          <table:table-cell table:style-name="Table7.A1" office:value-type="string">
            <text:p text:style-name="P19">1410110403</text:p>
          </table:table-cell>
          <table:table-cell table:style-name="Table7.A1" office:value-type="string">
            <text:p text:style-name="P19">MD Irfan</text:p>
          </table:table-cell>
          <table:table-cell table:style-name="Table7.A1" office:value-type="string">
            <text:p text:style-name="P19">ECE</text:p>
          </table:table-cell>
        </table:table-row>
      </table:table>
      <text:p text:style-name="P1"><text:span text:style-name="Strong_20_Emphasis"><text:span text:style-name="T2">Non-Clustered Index</text:span></text:span></text:p>
      <text:p text:style-name="P1"><text:span text:style-name="T3">If the </text:span><text:a xlink:type="simple" xlink:href="https://www.geeksforgeeks.org/sql-update-statement/" office:target-frame-name="_blank" xlink:show="new" text:style-name="Internet_20_link" text:visited-style-name="Visited_20_Internet_20_Link"><text:span text:style-name="T4">UPDATE </text:span></text:a><text:span text:style-name="T3">query references columns that are not part of the clustered index, SQL Server may need to perform additional disk writes to update the non-clustered index as well.</text:span></text:p>
      <text:p text:style-name="P1"><text:span text:style-name="Strong_20_Emphasis"><text:span text:style-name="T2">Example:</text:span></text:span></text:p>
      <text:p text:style-name="P22">-- Update NAME for a specific ROLL_NO</text:p>
      <text:p text:style-name="P22"><text:soft-page-break/>UPDATE Student_info</text:p>
      <text:p text:style-name="P22">SET NAME = 'Harsh Agarwal'</text:p>
      <text:p text:style-name="P22">WHERE ROLL_NO = 1410110405;</text:p>
      <text:p text:style-name="P2"><text:span text:style-name="Strong_20_Emphasis"><text:span text:style-name="T2">Output</text:span></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text:span text:style-name="Strong_20_Emphasis"><text:span text:style-name="T1">ROLL_NO</text:span></text:span></text:p>
            </table:table-cell>
            <table:table-cell table:style-name="Table8.A1" office:value-type="string">
              <text:p text:style-name="P14"><text:span text:style-name="Strong_20_Emphasis"><text:span text:style-name="T1">NAME</text:span></text:span></text:p>
            </table:table-cell>
            <table:table-cell table:style-name="Table8.A1" office:value-type="string">
              <text:p text:style-name="P14"><text:span text:style-name="Strong_20_Emphasis"><text:span text:style-name="T1">DEPARTMENT</text:span></text:span></text:p>
            </table:table-cell>
          </table:table-row>
        </table:table-header-rows>
        <table:table-row>
          <table:table-cell table:style-name="Table8.A1" office:value-type="string">
            <text:p text:style-name="P18">1410110405</text:p>
          </table:table-cell>
          <table:table-cell table:style-name="Table8.A1" office:value-type="string">
            <text:p text:style-name="P18">Harsh Agarwal</text:p>
          </table:table-cell>
          <table:table-cell table:style-name="Table8.A1" office:value-type="string">
            <text:p text:style-name="P18">CSE</text:p>
          </table:table-cell>
        </table:table-row>
        <table:table-row>
          <table:table-cell table:style-name="Table8.A1" office:value-type="string">
            <text:p text:style-name="P18">1410110404</text:p>
          </table:table-cell>
          <table:table-cell table:style-name="Table8.A1" office:value-type="string">
            <text:p text:style-name="P18">S Samadder</text:p>
          </table:table-cell>
          <table:table-cell table:style-name="Table8.A1" office:value-type="string">
            <text:p text:style-name="P18">CSE</text:p>
          </table:table-cell>
        </table:table-row>
        <table:table-row>
          <table:table-cell table:style-name="Table8.A1" office:value-type="string">
            <text:p text:style-name="P18">1410110403</text:p>
          </table:table-cell>
          <table:table-cell table:style-name="Table8.A1" office:value-type="string">
            <text:p text:style-name="P18">MD Irfan</text:p>
          </table:table-cell>
          <table:table-cell table:style-name="Table8.A1" office:value-type="string">
            <text:p text:style-name="P18">CSE</text:p>
          </table:table-cell>
        </table:table-row>
      </table:table>
      <text:h text:style-name="P16" text:outline-level="3">3. JOIN Queries</text:h>
      <text:p text:style-name="P2"><text:span text:style-name="Strong_20_Emphasis"><text:span text:style-name="T2">Clustered Index</text:span></text:span></text:p>
      <text:p text:style-name="P1"><text:span text:style-name="T3">When performing a</text:span><text:a xlink:type="simple" xlink:href="https://www.geeksforgeeks.org/sql-join-set-1-inner-left-right-and-full-joins/" text:style-name="Internet_20_link" text:visited-style-name="Visited_20_Internet_20_Link"><text:span text:style-name="T5"> </text:span></text:a><text:a xlink:type="simple" xlink:href="https://www.geeksforgeeks.org/sql-join-set-1-inner-left-right-and-full-joins/" text:style-name="Internet_20_link" text:visited-style-name="Visited_20_Internet_20_Link"><text:span text:style-name="T4">JOIN operation</text:span></text:a><text:span text:style-name="T3"> between two large tables, SQL Server can use the clustered index on the join column(s) to efficiently match the rows from both tables. This can significantly reduce the time required to complete the query.</text:span></text:p>
      <text:p text:style-name="P2"><text:span text:style-name="Strong_20_Emphasis"><text:span text:style-name="T2">Example:</text:span></text:span></text:p>
      <text:p text:style-name="P22">-- Create another table for join</text:p>
      <text:p text:style-name="P22">CREATE TABLE Course_enrollments (</text:p>
      <text:p text:style-name="P23"><text:s text:c="4"/><text:span text:style-name="T15">ROLL_NO INT,</text:span></text:p>
      <text:p text:style-name="P23"><text:s text:c="4"/><text:span text:style-name="T15">COURSE_NAME VARCHAR(20)</text:span></text:p>
      <text:p text:style-name="P22">);</text:p>
      <text:p text:style-name="P22">INSERT INTO Course_enrollments VALUES</text:p>
      <text:p text:style-name="P22">(1410110405, 'Data Structures'),</text:p>
      <text:p text:style-name="P22">(1410110404, 'Algorithms'),</text:p>
      <text:p text:style-name="P22">(1410110403, 'Databases');</text:p>
      <text:p text:style-name="P22">-- Join query</text:p>
      <text:p text:style-name="P22">SELECT s.ROLL_NO, s.NAME, e.COURSE_NAME</text:p>
      <text:p text:style-name="P22">FROM Student_info s</text:p>
      <text:p text:style-name="P22">JOIN Course_enrollments e</text:p>
      <text:p text:style-name="P22">ON s.ROLL_NO = e.ROLL_NO;</text:p>
      <text:p text:style-name="P2"><text:span text:style-name="Strong_20_Emphasis"><text:span text:style-name="T2">Output</text:span></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text:span text:style-name="Strong_20_Emphasis"><text:span text:style-name="T1">ROLL_NO</text:span></text:span></text:p>
            </table:table-cell>
            <table:table-cell table:style-name="Table9.A1" office:value-type="string">
              <text:p text:style-name="P14"><text:span text:style-name="Strong_20_Emphasis"><text:span text:style-name="T1">NAME</text:span></text:span></text:p>
            </table:table-cell>
            <table:table-cell table:style-name="Table9.A1" office:value-type="string">
              <text:p text:style-name="P14"><text:span text:style-name="Strong_20_Emphasis"><text:span text:style-name="T1">COURSE_NAME</text:span></text:span></text:p>
            </table:table-cell>
          </table:table-row>
        </table:table-header-rows>
        <table:table-row>
          <table:table-cell table:style-name="Table9.A1" office:value-type="string">
            <text:p text:style-name="P18">1410110405</text:p>
          </table:table-cell>
          <table:table-cell table:style-name="Table9.A1" office:value-type="string">
            <text:p text:style-name="P18">H Agarwal</text:p>
          </table:table-cell>
          <table:table-cell table:style-name="Table9.A1" office:value-type="string">
            <text:p text:style-name="P18">Data Structures</text:p>
          </table:table-cell>
        </table:table-row>
        <table:table-row>
          <table:table-cell table:style-name="Table9.A1" office:value-type="string">
            <text:p text:style-name="P18">1410110404</text:p>
          </table:table-cell>
          <table:table-cell table:style-name="Table9.A1" office:value-type="string">
            <text:p text:style-name="P18">S Samadder</text:p>
          </table:table-cell>
          <table:table-cell table:style-name="Table9.A1" office:value-type="string">
            <text:p text:style-name="P18">Algorithms</text:p>
          </table:table-cell>
        </table:table-row>
        <table:table-row>
          <table:table-cell table:style-name="Table9.A1" office:value-type="string">
            <text:p text:style-name="P18">1410110403</text:p>
          </table:table-cell>
          <table:table-cell table:style-name="Table9.A1" office:value-type="string">
            <text:p text:style-name="P18">MD Irfan</text:p>
          </table:table-cell>
          <table:table-cell table:style-name="Table9.A1" office:value-type="string">
            <text:p text:style-name="P18">Databases</text:p>
          </table:table-cell>
        </table:table-row>
      </table:table>
      <text:p text:style-name="P2"><text:span text:style-name="Strong_20_Emphasis"><text:span text:style-name="T2">Non-Clustered Index</text:span></text:span></text:p>
      <text:p text:style-name="P1"><text:span text:style-name="T3">If the </text:span><text:a xlink:type="simple" xlink:href="https://www.geeksforgeeks.org/sql-join-set-1-inner-left-right-and-full-joins/" office:target-frame-name="_blank" xlink:show="new" text:style-name="Internet_20_link" text:visited-style-name="Visited_20_Internet_20_Link"><text:span text:style-name="Strong_20_Emphasis"><text:span text:style-name="T4">JOIN </text:span></text:span></text:a><text:span text:style-name="T3">operation references columns that are not part of the clustered index, SQL Server can use a non-clustered index to find the matching rows. However, this may require additional disk reads and slow down the query.</text:span></text:p>
      <text:h text:style-name="P11" text:outline-level="2">Conclusion</text:h>
      <text:p text:style-name="P1"><text:span text:style-name="T3">Both </text:span><text:span text:style-name="Strong_20_Emphasis"><text:span text:style-name="T2">clustered</text:span></text:span><text:span text:style-name="T3"> and </text:span><text:span text:style-name="Strong_20_Emphasis"><text:span text:style-name="T2">non-clustered indexes</text:span></text:span><text:span text:style-name="T3"> play important roles in optimizing </text:span><text:span text:style-name="Strong_20_Emphasis"><text:span text:style-name="T2">SQL query</text:span></text:span><text:span text:style-name="T3"> performance. While </text:span><text:span text:style-name="Strong_20_Emphasis"><text:span text:style-name="T2">clustered indexes</text:span></text:span><text:span text:style-name="T3"> physically reorder the </text:span><text:span text:style-name="Strong_20_Emphasis"><text:span text:style-name="T2">table’s data</text:span></text:span><text:span text:style-name="T3"> for better </text:span><text:span text:style-name="Strong_20_Emphasis"><text:span text:style-name="T2">range queries</text:span></text:span><text:span text:style-name="T3">, </text:span><text:a xlink:type="simple" xlink:href="https://www.geeksforgeeks.org/difference-between-clustered-and-non-clustered-index/" office:target-frame-name="_blank" xlink:show="new" text:style-name="Internet_20_link" text:visited-style-name="Visited_20_Internet_20_Link"><text:span text:style-name="T4">non-clustered indexes</text:span></text:a><text:span text:style-name="T3"> offer flexibility by providing </text:span><text:span text:style-name="Strong_20_Emphasis"><text:span text:style-name="T2">fast lookups</text:span></text:span><text:span text:style-name="T3"> without altering data order. Understanding when and how to implement these indexes is key to improving </text:span><text:a xlink:type="simple" xlink:href="https://www.geeksforgeeks.org/what-is-database/" office:target-frame-name="_blank" xlink:show="new" text:style-name="Internet_20_link" text:visited-style-name="Visited_20_Internet_20_Link"><text:span text:style-name="T4">database </text:span></text:a><text:span text:style-name="T3">perform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ospace"/>
    <style:font-face style:name="Nunito" svg:font-family="Nunito,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9S</meta:editing-duration>
    <meta:editing-cycles>3</meta:editing-cycles>
    <meta:generator>OpenOffice/4.1.15$Win32 OpenOffice.org_project/4115m2$Build-9813</meta:generator>
    <dc:date>2025-01-07T02:25:40.05</dc:date>
    <meta:document-statistic meta:table-count="9" meta:image-count="0" meta:object-count="0" meta:page-count="5" meta:paragraph-count="233" meta:word-count="1326" meta:character-count="8580"/>
    <dc:creator>Shaik Basha</dc:creator>
    <meta:user-defined meta:name="Info 1"/>
    <meta:user-defined meta:name="Info 2"/>
    <meta:user-defined meta:name="Info 3"/>
    <meta:user-defined meta:name="Info 4"/>
  </office:meta>
</office:document-meta>
</file>